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5pt" style:font-size-asian="15pt" style:font-size-complex="15pt"/>
    </style:style>
    <style:style style:name="P2" style:parent-style-name="Standard" style:family="paragraph">
      <style:paragraph-properties fo:line-height="150%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Standard" style:family="paragraph">
      <style:paragraph-properties fo:line-height="150%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Standard" style:family="paragraph">
      <style:paragraph-properties fo:line-height="150%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Standard" style:family="paragraph">
      <style:paragraph-properties fo:line-height="150%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Standard" style:family="paragraph">
      <style:paragraph-properties fo:line-height="150%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Standard" style:family="paragraph">
      <style:paragraph-properties fo:line-height="150%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Standard" style:family="paragraph">
      <style:paragraph-properties fo:line-height="150%"/>
    </style:style>
    <style:style style:name="T22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Rmi implementation steps :</text:p>
      <text:p text:style-name="Standard"/>
      <text:p text:style-name="P2">1. Create all java files and compile using<text:s/><text:span text:style-name="T3">javac</text:span><text:s/>command , it will generate<text:s/><text:span text:style-name="T4">.class</text:span><text:s/>files</text:p>
      <text:p text:style-name="P5">2. Generate stubs invoking<text:s/><text:span text:style-name="T6">rmic AddServerImpl<text:s/></text:span>it will generate <text:s/><text:span text:style-name="T7">AddServerImpl_Stub.class<text:s/></text:span>file.</text:p>
      <text:p text:style-name="P8">3. Copy<text:s/><text:span text:style-name="T9">AddClient.class</text:span>,<text:s/><text:span text:style-name="T10">AddServerImpl_Stub.class</text:span>, and<text:s/><text:span text:style-name="T11">AddServerIntf.class</text:span><text:s/>to a directory on<text:s/><text:tab/>the client machine.</text:p>
      <text:p text:style-name="P12">4.. Copy<text:s/><text:span text:style-name="T13">AddServerIntf.class</text:span>,<text:s/><text:span text:style-name="T14">AddServerImpl.class</text:span>,<text:s/><text:span text:style-name="T15">AddServerImpl_ Stub.class</text:span>, and <text:s text:c="2"/><text:tab/><text:span text:style-name="T16">AddServer.class</text:span><text:s/>to a directory on the server machine.</text:p>
      <text:p text:style-name="P17">5. Start the RMI Registry on the Server Machine using<text:s/><text:span text:style-name="T18">rmiregistry</text:span></text:p>
      <text:p text:style-name="P19">6. Start the Server using<text:s/><text:span text:style-name="T20">java AddServer<text:s/></text:span>in new terminal</text:p>
      <text:p text:style-name="P21">7.Start the Client<text:s/><text:span text:style-name="T22">java AddClient servername/ip_address 8 9 <text:s/></text:span>in new terminal where servername is first arguement and 8 , 9 are second &amp; third arguement respectively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utu</meta:initial-creator>
    <dc:creator>Rutuja Shelar</dc:creator>
    <meta:creation-date>2023-05-23T04:55:00Z</meta:creation-date>
    <dc:date>2023-05-23T04:55:00Z</dc:date>
    <meta:template xlink:href="Normal.dotm" xlink:type="simple"/>
    <meta:editing-cycles>2</meta:editing-cycles>
    <meta:editing-duration>PT120S</meta:editing-duration>
    <meta:document-statistic meta:page-count="1" meta:paragraph-count="1" meta:word-count="112" meta:character-count="753" meta:row-count="5" meta:non-whitespace-character-count="642"/>
  </office:meta>
</office:document-meta>
</file>